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內文" style:family="paragraph">
      <style:paragraph-properties fo:widows="2" fo:orphans="2" style:vertical-align="auto" fo:background-color="#F0F4F9"/>
      <style:text-properties style:font-name="Roboto" style:font-name-asian="新細明體" style:font-name-complex="新細明體" fo:color="#444746" fo:letter-spacing="0.002in" style:letter-kerning="false" fo:font-size="16pt" style:font-size-asian="16pt" style:font-size-complex="16pt" style:language-complex="ar" style:country-complex="SA" fo:hyphenate="true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6pt" style:font-size-asian="16pt" style:font-size-complex="16pt"/>
    </style:style>
    <style:style style:name="T12" style:parent-style-name="預設段落字型" style:family="text">
      <style:text-properties fo:font-size="16pt" style:font-size-asian="16pt" style:font-size-complex="16pt"/>
    </style:style>
    <style:style style:name="T13" style:parent-style-name="超連結" style:family="text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T20" style:parent-style-name="預設段落字型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GMAIL帳號密碼</text:p>
      <text:p text:style-name="P2"/>
      <text:p text:style-name="P3">linhwapost@gmail.com</text:p>
      <text:p text:style-name="P4">iaef2202@love</text:p>
      <text:p text:style-name="P5"/>
      <text:p text:style-name="P6">linhwapost+hung@gmail.com</text:p>
      <text:p text:style-name="P7"/>
      <text:p text:style-name="P8"/>
      <text:p text:style-name="P9">1<text:s/>亞洲大學<text:s/>NGUYEN YEN VY</text:p>
      <text:p text:style-name="Standard"/>
      <text:p text:style-name="Standard"><text:a xlink:href="mailto:humor33608@gmail.com" office:target-frame-name="_top" xlink:show="replace">humor33608@gmail.com</text:a></text:p>
      <text:p text:style-name="Standard">PPAPlove328@</text:p>
      <text:p text:style-name="Standard"/>
      <text:p text:style-name="Standard"/>
      <text:p text:style-name="P10">2<text:s/>崑山科大</text:p>
      <text:p text:style-name="Standard"><text:a xlink:href="mailto:humor33608@gmail.com" office:target-frame-name="_top" xlink:show="replace">humor33608@gmail.com</text:a></text:p>
      <text:p text:style-name="Standard">ppaplove328</text:p>
      <text:p text:style-name="Standard"/>
      <text:p text:style-name="Standard"/>
      <text:p text:style-name="Standard"/>
      <text:p text:style-name="Standard"/>
      <text:p text:style-name="P11">2<text:s/>亞洲大學<text:s/>Đoàn Ngọc Trâm<text:s/></text:p>
      <text:p text:style-name="Standard"><text:span text:style-name="T12">linhwapost</text:span><text:s/><text:a xlink:href="mailto:+dnt@gmail.com" office:target-frame-name="_top" xlink:show="replace"><text:span text:style-name="T13">+dnt@gmail.com</text:span></text:a></text:p>
      <text:p text:style-name="P14">Iaef2202@</text:p>
      <text:p text:style-name="P15"/>
      <text:p text:style-name="P16"/>
      <text:p text:style-name="P17"/>
      <text:p text:style-name="P18">3<text:s/>銘傳大學<text:s/>NGUYEN LE MINH<text:s/></text:p>
      <text:p text:style-name="P19">humor33608@gmail.com</text:p>
      <text:p text:style-name="Standard"><text:span text:style-name="T20">Iaef2202@NL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Noto Serif T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T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6-03-19T23:42:00Z</meta:creation-date>
    <dc:date>2026-03-23T05:37:00Z</dc:date>
    <meta:template xlink:href="Normal.dotm" xlink:type="simple"/>
    <meta:editing-cycles>9</meta:editing-cycles>
    <meta:editing-duration>PT4320S</meta:editing-duration>
    <meta:document-statistic meta:page-count="1" meta:paragraph-count="1" meta:word-count="63" meta:character-count="424" meta:row-count="3" meta:non-whitespace-character-count="362"/>
  </office:meta>
</office:document-meta>
</file>